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Pictures/10000201000001B30000012B711E7D3EF89EBA92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name="Фигура1" draw:style-name="gr1" draw:text-style-name="P1" svg:width="10.323cm" svg:height="7.91cm" svg:x="-1.619cm" svg:y="-1.538cm"><draw:image xlink:href="Pictures/10000201000001B30000012B711E7D3EF89EBA92.png" xlink:type="simple" xlink:show="embed" xlink:actuate="onLoad"><text:p/></draw:image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3:03:41.363364112</meta:creation-date>
    <dc:date>2017-03-22T13:04:23.335091177</dc:date>
    <meta:editing-duration>PT42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5.1.4.2$Linux_x86 LibreOffice_project/10m0$Build-2</meta:generator>
  </office:meta>
</office:document-meta>
</file>